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shell: https://www.youtube.com/playlist?list=PLVQYiy6xNUxxhvwi0PGmXb5isUdVwmsg8</text:p>
      <text:p text:style-name="P1">C00: https://www.youtube.com/playlist?list=PLVQYiy6xNUxz5wbzZn4tfUhF4djgzscB-</text:p>
      <text:p text:style-name="P1">C01: https://www.youtube.com/playlist?list=PLVQYiy6xNUxytsXWxZx6odBJMbRktIHTs</text:p>
      <text:p text:style-name="P1">C05: https://www.youtube.com/playlist?list=PLVQYiy6xNUxxZbeH9b0VC-nC6QsJRw5Ah</text:p>
      <text:p text:style-name="P1">C06: https://www.youtube.com/playlist?list=PLVQYiy6xNUxxDlCkkCX262SI90TsllYUW</text:p>
      <text:p text:style-name="P1">C07: https://www.youtube.com/playlist?list=PLVQYiy6xNUxzNYF00nlmx624twFlamqLt</text:p>
      <text:p text:style-name="P1">C08: https://www.youtube.com/playlist?list=PLVQYiy6xNUxxMI_GiGGb2hxMcd3IwNYRy</text:p>
      <text:p text:style-name="P1">C09: https://www.youtube.com/playlist?list=PLVQYiy6xNUxw6n6q_i8wek6U7t7CeAXhU</text:p>
      <text:p text:style-name="P1">C11: https://www.youtube.com/playlist?list=PLVQYiy6xNUxx8sKygTdqtOPytqN7sb0Vz</text:p>
      <text:p text:style-name="P1">C12: https://www.youtube.com/playlist?list=PLVQYiy6xNUxwmUOmyYSaI6gD1UyfF9MSj</text:p>
      <text:p text:style-name="P1">C13: https://www.youtube.com/playlist?list=PLVQYiy6xNUxzusAgMiybYwkLvuMFbVat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5</meta:generator>
  </office:meta>
</office:document-meta>
</file>